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ationStatus-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ationStatus">
            <text:p>TransportationStatus</text:p>
          </table:table-cell>
          <table:table-cell table:style-name="ce8" office:value-type="string" office:string-value="Transportation Status. Details">
            <text:p>Transportation Status. Details</text:p>
          </table:table-cell>
          <table:table-cell table:style-name="ce8" office:value-type="string" office:string-value=""/>
          <table:table-cell table:style-name="ce8" office:value-type="string" office:string-value="Transportation Status">
            <text:p>Transportation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circulate reports of transportation status or changes in status (events) among a group of participants.">
            <text:p>A document to circulate reports of transportation status or changes in status (events) among a group of participant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ation Status. UBL Version Identifier. Identifier">
            <text:p>Transportation Status. UBL Vers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ation Status. Customization Identifier. Identifier">
            <text:p>Transportation Status. Customizat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ation Status. Profile Identifier. Identifier">
            <text:p>Transportation Status. Profile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ation Status. Profile Execution Identifier. Identifier">
            <text:p>Transportation Status. Profile Execut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ation Status. Identifier">
            <text:p>Transportation Status.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leted contents of Alternative Business Terms (cell N6)">
            <text:p>Changes for UBL 2.0 Update Package: Deleted contents of Alternative Business Terms (cell N6)</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Transportation Status. Carrier Assigned_ Identifier. Identifier">
            <text:p>Transportation Status. Carrier Assigned_ Identifier. Identifier</text:p>
          </table:table-cell>
          <table:table-cell table:style-name="ce9" office:value-type="string" office:string-value=""/>
          <table:table-cell office:value-type="string" table:style-name="ce9" office:string-value="Transportation Status">
            <text:p>Transportation Status</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assigned by a carrier or its agent to identify a specific shipment, such as a booking reference number when cargo space is reserved prior to loading.">
            <text:p>A 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ation Status. UUID. Identifier">
            <text:p>Transportation Status. UUID.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ation Status. Issue Date. Date">
            <text:p>Transportation Status. Issue Date. Dat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ation Status. Issue Time. Time">
            <text:p>Transportation Status. Issue Time. Tim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Transportation Status. Name">
            <text:p>Transportation Status. Nam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Transportation Status. Description. Text">
            <text:p>Transportation Status. Description. Text</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ransportation status.">
            <text:p>A textual description of transportation statu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status message. to Textual description of the document instance. ">
            <text:p>Changes for UBL 2.0 Update Package: Definition (cell Q12) changed from <text:s/>Textual description of a status messag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ransportation Status. Note. Text">
            <text:p>Transportation Status. Note. Text</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Transportation Status. Shipping Order Identifier. Identifier">
            <text:p>Transportation Status. Shipping Order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for a shipping order.">
            <text:p>A reference number for a shipping or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OtherInstruction">
            <text:p>OtherInstruction</text:p>
          </table:table-cell>
          <table:table-cell office:value-type="string" table:style-name="ce9" office:string-value="Transportation Status. Other_ Instruction. Text">
            <text:p>Transportation Status. Other_ Instruction. Text</text:p>
          </table:table-cell>
          <table:table-cell table:style-name="ce9" office:value-type="string" office:string-value=""/>
          <table:table-cell office:value-type="string" table:style-name="ce9" office:string-value="Transportation Status">
            <text:p>Transportation Status</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6]&lt;&gt;&quot;&quot;;CONCATENATE([.F16];&quot; &quot;;[.G16]);[.G16])"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struction regarding this message.">
            <text:p>An instruction regarding this message.</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ransportationStatusTypeCode">
            <text:p>TransportationStatusTypeCode</text:p>
          </table:table-cell>
          <table:table-cell office:value-type="string" table:style-name="ce9" office:string-value="Transportation Status. Transportation Status Type Code. Code">
            <text:p>Transportation Status. Transportation Status Type Code. Cod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Transportation Status Type">
            <text:p>Transportation Status Type</text:p>
          </table:table-cell>
          <table:table-cell office:value-type="string" table:style-name="ce9" office:string-value="Code">
            <text:p>Code</text:p>
          </table:table-cell>
          <table:table-cell office:value-type="string" table:style-name="ce11" table:formula="of:=IF([.F17]&lt;&gt;&quot;&quot;;CONCATENATE([.F17];&quot; &quot;;[.G17]);[.G17])" office:string-value="Transportation Status Type Code">
            <text:p>Transportation Status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7]&lt;&gt;&quot;&quot;;CONCATENATE([.J17];&quot;_ &quot;;[.I17];&quot;. Type&quot;);CONCATENATE([.I17];&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status provided in a Transportation Status document.">
            <text:p>A code signifying the type of status provided in a Transportation Statu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TransportExecutionStatusCode">
            <text:p>TransportExecutionStatusCode</text:p>
          </table:table-cell>
          <table:table-cell office:value-type="string" table:style-name="ce9" office:string-value="Transportation Status. Transport Execution Status Code. Code">
            <text:p>Transportation Status. Transport Execution Status Code. Cod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Transport Execution Status">
            <text:p>Transport Execution Status</text:p>
          </table:table-cell>
          <table:table-cell office:value-type="string" table:style-name="ce9" office:string-value="Code">
            <text:p>Code</text:p>
          </table:table-cell>
          <table:table-cell office:value-type="string" table:style-name="ce11" table:formula="of:=IF([.F18]&lt;&gt;&quot;&quot;;CONCATENATE([.F18];&quot; &quot;;[.G18]);[.G18])" office:string-value="Transport Execution Status Code">
            <text:p>Transport Execution 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8]&lt;&gt;&quot;&quot;;CONCATENATE([.J18];&quot;_ &quot;;[.I18];&quot;. Type&quot;);CONCATENATE([.I18];&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overall status of transport service execution.">
            <text:p>A code signifying the overall status of transport service execu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ment">
            <text:p>Consignment</text:p>
          </table:table-cell>
          <table:table-cell table:style-name="ce10" office:value-type="string" office:string-value="Transportation Status. Consignment">
            <text:p>Transportation Status. Consignm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associated with this Transportation Status report.">
            <text:p>A consignment associated with this Transportation Status repor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Changed definition (cell Q16) from An association to Consignment covered by the status message. to An association to Consignment. ">
            <text:p>Changes for UBL 2.0 Update Package: Changed definition (cell Q16) from <text:s/>An association to Consignment covered by the status message. <text:s/>to <text:s/>An association to Consignment. </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Event">
            <text:p>TransportEvent</text:p>
          </table:table-cell>
          <table:table-cell table:style-name="ce10" office:value-type="string" office:string-value="Transportation Status. Transport Event">
            <text:p>Transportation Status.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event associated with this Transportation Status report.">
            <text:p>An event associated with this Transportation Status repor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Reference">
            <text:p>DocumentReference</text:p>
          </table:table-cell>
          <table:table-cell table:style-name="ce10" office:value-type="string" office:string-value="Transportation Status. Document Reference">
            <text:p>Transportation Status.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Transportation Status. Signature">
            <text:p>Transportation Status. Signatur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nderParty">
            <text:p>SenderParty</text:p>
          </table:table-cell>
          <table:table-cell table:style-name="ce10" office:value-type="string" office:string-value="Transportation Status. Sender_ Party. Party">
            <text:p>Transportation Status. Sender_ Party. Party</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Transportation Status report.">
            <text:p>The party sending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ceiverParty">
            <text:p>ReceiverParty</text:p>
          </table:table-cell>
          <table:table-cell table:style-name="ce10" office:value-type="string" office:string-value="Transportation Status. Receiver_ Party. Party">
            <text:p>Transportation Status. Receiver_ Party. Party</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Transportation Status report.">
            <text:p>The party receiving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ransportationStatusRequestDocumentReference">
            <text:p>TransportationStatusRequestDocumentReference</text:p>
          </table:table-cell>
          <table:table-cell table:style-name="ce10" office:value-type="string" office:string-value="Transportation Status. Transportation Status Request_ Document Reference. Document Reference">
            <text:p>Transportation Status. Transportation Status Request_ Document Reference.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ation Status Request to which this report is a response.">
            <text:p>A reference to the Transportation Status Request to which this report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nsportExecutionPlanDocumentReference">
            <text:p>TransportExecutionPlanDocumentReference</text:p>
          </table:table-cell>
          <table:table-cell table:style-name="ce10" office:value-type="string" office:string-value="Transportation Status. Transport Execution Plan_ Document Reference. Document Reference">
            <text:p>Transportation Status. Transport Execution Plan_ Document Reference.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Transport Execution Plan">
            <text:p>Transport Execution Plan</text:p>
          </table:table-cell>
          <table:table-cell table:style-name="ce10" office:value-type="string" office:string-value=""/>
          <table:table-cell table:style-name="ce10" office:value-type="string" office:string-value=""/>
          <table:table-cell table:style-name="ce10" table:formula="of:=[.M2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Execution Plan associated with the transport service whose status is being reported.">
            <text:p>A reference to the Transport Execution Plan associated with the transport service whose status is being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UpdatedPickupTransportEvent">
            <text:p>UpdatedPickupTransportEvent</text:p>
          </table:table-cell>
          <table:table-cell table:style-name="ce10" office:value-type="string" office:string-value="Transportation Status. Updated Pickup_ Transport Event. Transport Event">
            <text:p>Transportation Status. Updated Pickup_ Transport Event.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Updated Pickup">
            <text:p>Updated Pickup</text:p>
          </table:table-cell>
          <table:table-cell table:style-name="ce10" office:value-type="string" office:string-value=""/>
          <table:table-cell table:style-name="ce10" office:value-type="string" office:string-value=""/>
          <table:table-cell table:style-name="ce10" table:formula="of:=[.M27]"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Update of the original plan regarding a pickup of goods.">
            <text:p>Update of the original plan regarding a pickup of good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UpdatedDeliveryTransportEvent">
            <text:p>UpdatedDeliveryTransportEvent</text:p>
          </table:table-cell>
          <table:table-cell table:style-name="ce10" office:value-type="string" office:string-value="Transportation Status. Updated Delivery_ Transport Event. Transport Event">
            <text:p>Transportation Status. Updated Delivery_ Transport Event.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Updated Delivery">
            <text:p>Updated Delivery</text:p>
          </table:table-cell>
          <table:table-cell table:style-name="ce10" office:value-type="string" office:string-value=""/>
          <table:table-cell table:style-name="ce10" office:value-type="string" office:string-value=""/>
          <table:table-cell table:style-name="ce10" table:formula="of:=[.M28]"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Update of the original plan regarding a delivery.">
            <text:p>Update of the original plan regarding a delive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StatusLocation">
            <text:p>StatusLocation</text:p>
          </table:table-cell>
          <table:table-cell table:style-name="ce10" office:value-type="string" office:string-value="Transportation Status. Status_ Location. Location">
            <text:p>Transportation Status. Status_ Location. Location</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29]"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Locations associated with this Transportation Status report.">
            <text:p>Locations associated with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StatusPeriod">
            <text:p>StatusPeriod</text:p>
          </table:table-cell>
          <table:table-cell table:style-name="ce10" office:value-type="string" office:string-value="Transportation Status. Status_ Period. Period">
            <text:p>Transportation Status. Status_ Period. Period</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30]"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for which status is provided.">
            <text:p>A period for which status is provid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